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rrorCode</text:p>
          </table:table-cell>
          <table:table-cell office:value-type="string" calcext:value-type="string">
            <text:p>Defin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at 1 dry with pump 1 activ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at 2 dry with pump 2 activ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1:39:34.839618354</meta:creation-date>
    <dc:date>2021-06-05T11:41:28.493857395</dc:date>
    <meta:editing-duration>PT1M53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